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o stretchy="false">∫</mo>
                <mi>f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g</mi>
            </mrow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∗</mo>
              <mi mathvariant="italic">dx</mi>
              <mo stretchy="false">∗</mo>
              <mi mathvariant="italic">dy</mi>
            </mrow>
          </mrow>
        </mtd>
      </mtr>
      <mtr>
        <mtd>
          <mrow/>
        </mtd>
      </mtr>
      <mtr>
        <mtd>
          <mrow>
            <mi mathvariant="italic">Puesto</mi>
            <mi mathvariant="italic">que</mi>
            <mi>'</mi>
            <mi>g</mi>
            <mrow>
              <mo fence="true" stretchy="false">(</mo>
              <mrow>
                <mi>y</mi>
              </mrow>
              <mo fence="true" stretchy="false">)</mo>
            </mrow>
            <mi>'</mi>
            <mi>y</mi>
            <mi>'</mi>
            <mi mathvariant="italic">dy</mi>
            <mi>'</mi>
            <mi mathvariant="italic">se</mi>
            <mi mathvariant="italic">encuentran</mi>
            <mi mathvariant="italic">en</mi>
            <mi mathvariant="italic">un</mi>
            <mi mathvariant="italic">plano</mi>
            <mi mathvariant="italic">bidimensional</mi>
            <mi mathvariant="italic">perpendicular</mi>
            <mi>a</mi>
            <mi>'</mi>
            <mi>f</mi>
            <mrow>
              <mo fence="true" stretchy="false">(</mo>
              <mrow>
                <mi>x</mi>
              </mrow>
              <mo fence="true" stretchy="false">)</mo>
            </mrow>
            <mi>'</mi>
            <mi>y</mi>
            <mi>'</mi>
            <mi mathvariant="italic">dx</mi>
            <mi>'</mi>
            <mi>,</mi>
          </mrow>
        </mtd>
      </mtr>
      <mtr>
        <mtd>
          <mrow>
            <mi mathvariant="italic">eso</mi>
            <mi mathvariant="italic">significa</mi>
            <mi mathvariant="italic">que</mi>
            <mi>'</mi>
            <mi>f</mi>
            <mrow>
              <mo fence="true" stretchy="false">(</mo>
              <mrow>
                <mi>x</mi>
              </mrow>
              <mo fence="true" stretchy="false">)</mo>
            </mrow>
            <mi>'</mi>
            <mi>y</mi>
            <mi>'</mi>
            <mi mathvariant="italic">dx</mi>
            <mi>'</mi>
            <mi mathvariant="italic">son</mi>
            <mi mathvariant="italic">constantes</mi>
            <mi mathvariant="italic">con</mi>
            <mi mathvariant="italic">respecto</mi>
            <mi>a</mi>
            <mi>'</mi>
            <mi>g</mi>
            <mrow>
              <mo fence="true" stretchy="false">(</mo>
              <mrow>
                <mi>y</mi>
              </mrow>
              <mo fence="true" stretchy="false">)</mo>
            </mrow>
            <mi>'</mi>
            <mi>y</mi>
            <mi>'</mi>
            <mi mathvariant="italic">dy</mi>
            <mi>'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stretchy="false">∫</mo>
                <mi>f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  <mo stretchy="false">∗</mo>
              <mrow>
                <mo stretchy="false">∫</mo>
                <mi>g</mi>
              </mrow>
            </mrow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∗</mo>
              <mi mathvariant="italic">dy</mi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b>
                        <mi>C</mi>
                        <mn>1</mn>
                      </msub>
                    </mrow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G</mi>
                    <mrow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  <mo stretchy="false">+</mo>
                      <msub>
                        <mi>C</mi>
                        <mn>2</mn>
                      </msub>
                    </mrow>
                  </mrow>
                </mrow>
                <mo fence="true" stretchy="false">)</mo>
              </mrow>
            </mrow>
          </mrow>
        </mtd>
      </mtr>
    </mtable>
    <annotation encoding="StarMath 5.0">int int f( x )*g( y )*dx*dy
newline
newline
Puesto que 'g( y )' y 'dy' se encuentran en un plano bidimensional perpendicular a 'f( x )' y 'dx',
newline
eso significa que 'f( x )' y 'dx' son constantes con respecto a 'g( y )' y 'dy'
newline
newline
`=int f( x )*dx* int g( y )*dy
newline
newline
`=( F(x) + C sub 1)*( G(y) + C sub 2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0:03:27.579806039</meta:creation-date>
    <dc:date>2016-04-10T10:08:08.258517290</dc:date>
    <meta:editing-duration>PT4M40S</meta:editing-duration>
    <meta:editing-cycles>1</meta:editing-cycles>
    <meta:generator>LibreOffice/5.0.5.2$Linux_X86_64 LibreOffice_project/00$Build-2</meta:generator>
  </office:meta>
</office:document-meta>
</file>